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HW_bonus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Attendance5</text:p>
          </table:table-cell>
          <table:table-cell office:value-type="string" calcext:value-type="string">
            <text:p>Attendance6</text:p>
          </table:table-cell>
          <table:table-cell office:value-type="string" calcext:value-type="string">
            <text:p>HW4</text:p>
          </table:table-cell>
          <table:table-cell office:value-type="string" calcext:value-type="string">
            <text:p>Attendance7</text:p>
          </table:table-cell>
          <table:table-cell/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ber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danillo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83" calcext:value-type="float">
            <text:p>85.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dwell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o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ung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gos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17" calcext:value-type="float">
            <text:p>95.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rospe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67" calcext:value-type="float">
            <text:p>51.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zman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no</text:p>
          </table:table-cell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3" calcext:value-type="float">
            <text:p>93.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m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ares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i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3.75/20" office:value-type="float" office:value="0.6875" calcext:value-type="float">
            <text:p>0.6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83" calcext:value-type="float">
            <text:p>79.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ozco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z</text:p>
          </table:table-cell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ton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enbach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driguez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thschild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13.5/20"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m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asher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2/20"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dez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gas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5" calcext:value-type="float">
            <text:p>95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anis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ung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17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4.5/20" office:value-type="float" office:value="0.725" calcext:value-type="float">
            <text:p>0.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/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17" calcext:value-type="float">
            <text:p>98.17</text:p>
          </table:table-cell>
          <table:table-cell table:number-columns-repeated="2"/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/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/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  <table:table-cell table:number-columns-repeated="2"/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3" calcext:value-type="float">
            <text:p>98.33</text:p>
          </table:table-cell>
          <table:table-cell table:number-columns-repeated="2"/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/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.25/20" office:value-type="float" office:value="0.7125" calcext:value-type="float">
            <text:p>0.7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7" calcext:value-type="float">
            <text:p>98.67</text:p>
          </table:table-cell>
          <table:table-cell table:number-columns-repeated="2"/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33" calcext:value-type="float">
            <text:p>88.33</text:p>
          </table:table-cell>
          <table:table-cell table:number-columns-repeated="2"/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5" calcext:value-type="float">
            <text:p>79.5</text:p>
          </table:table-cell>
          <table:table-cell table:number-columns-repeated="2"/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table:formula="of:=10.5/20" office:value-type="float" office:value="0.525" calcext:value-type="float">
            <text:p>0.5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/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formula="of:=11/20" office:value-type="float" office:value="0.55" calcext:value-type="float">
            <text:p>0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/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7" calcext:value-type="float">
            <text:p>99.67</text:p>
          </table:table-cell>
          <table:table-cell table:number-columns-repeated="2"/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/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table:formula="of:==9.5/20" office:value-type="float" office:value="0.475" calcext:value-type="float">
            <text:p>0.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33" calcext:value-type="float">
            <text:p>96.33</text:p>
          </table:table-cell>
          <table:table-cell table:number-columns-repeated="2"/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83" calcext:value-type="float">
            <text:p>86.83</text:p>
          </table:table-cell>
          <table:table-cell table:number-columns-repeated="2"/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Bonus points: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Connolly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Palo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0">00/00/0000</text:date>, <text:time style:data-style-name="N2" text:time-value="15:01:55.693843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0-10T15:05:14.170780186</dc:date>
    <meta:editing-duration>PT3H47M36S</meta:editing-duration>
    <meta:editing-cycles>37</meta:editing-cycles>
    <meta:generator>LibreOffice/5.1.6.2$Linux_X86_64 LibreOffice_project/10m0$Build-2</meta:generator>
    <meta:document-statistic meta:table-count="1" meta:cell-count="847" meta:object-count="0"/>
  </office:meta>
</office:document-meta>
</file>